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C00000255F3BC1A25.png" manifest:media-type="image/png"/>
  <manifest:file-entry manifest:full-path="Pictures/10005CDE000046AA00003DB58C1E9BED.svg" manifest:media-type="image/svg+xml"/>
  <manifest:file-entry manifest:full-path="Pictures/10000000000001F20000012D13FCE2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41cm" svg:height="16.048cm" svg:x="8.768cm" svg:y="0.178cm">
          <draw:image xlink:href="Pictures/10000000000001F20000012D13FCE220.png" xlink:type="simple" xlink:show="embed" xlink:actuate="onLoad">
            <text:p/>
          </draw:image>
        </draw:frame>
        <draw:frame draw:style-name="gr1" draw:text-style-name="P1" draw:layer="layout" svg:width="18.089cm" svg:height="15.796cm" svg:x="-3.565cm" svg:y="0.538cm">
          <draw:image xlink:href="Pictures/10005CDE000046AA00003DB58C1E9BED.svg" xlink:type="simple" xlink:show="embed" xlink:actuate="onLoad">
            <text:p/>
          </draw:image>
          <draw:image xlink:href="Pictures/10000201000002AC00000255F3BC1A25.png" xlink:type="simple" xlink:show="embed" xlink:actuate="onLoad"/>
        </draw:frame>
        <draw:frame draw:style-name="gr2" draw:layer="layout" svg:width="5.078cm" svg:height="1.825cm" svg:x="3.05cm" svg:y="16.51cm">
          <draw:text-box>
            <text:p>T<text:span text:style-name="T1">1/2</text:span><text:span text:style-name="T2">=0.453864ps</text:span></text:p>
            <text:p>B(E2)=3.968</text:p>
          </draw:text-box>
        </draw:frame>
        <draw:frame draw:style-name="gr2" draw:layer="layout" svg:width="5.078cm" svg:height="1.825cm" svg:x="3.05cm" svg:y="16.511cm">
          <draw:text-box>
            <text:p>T<text:span text:style-name="T1">1/2</text:span><text:span text:style-name="T2">=0.453864ps</text:span></text:p>
            <text:p>B(E2)=3.968</text:p>
          </draw:text-box>
        </draw:frame>
        <draw:frame draw:style-name="gr2" draw:layer="layout" svg:width="4.976cm" svg:height="1.825cm" svg:x="17.78cm" svg:y="16.717cm">
          <draw:text-box>
            <text:p>T<text:span text:style-name="T1">1/2</text:span><text:span text:style-name="T2">=0.40 (15)ps</text:span></text:p>
            <text:p>B(E2)=4.212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layer="layout" svg:width="7.542cm" svg:height="5.939cm" svg:x="9.144cm" svg:y="6.604cm">
          <draw:text-box>
            <text:p><text:span text:style-name="T3">23</text:span>O 1/2+</text:p>
            <text:p/>
            <text:p>-M1 moment = -1.052 <text:span text:style-name="T4">μ</text:span><text:span text:style-name="T5">n</text:span></text:p>
            <text:p><text:span text:style-name="T5"/></text:p>
            <text:p><text:span text:style-name="T5">-the single-particle value:</text:span></text:p>
            <text:p><text:span text:style-name="T5">l+1/2 -1.913 </text:span><text:span text:style-name="T4">μ</text:span><text:span text:style-name="T5">n</text:span></text:p>
            <text:p><text:span text:style-name="T5">l-1/2 0.637 </text:span><text:span text:style-name="T4">μ</text:span><text:span text:style-name="T5">n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6:42:51.044197385</meta:creation-date>
    <dc:date>2017-07-20T13:59:50.887300404</dc:date>
    <meta:editing-duration>PT3H1M37S</meta:editing-duration>
    <meta:editing-cycles>7</meta:editing-cycles>
    <meta:generator>LibreOffice/4.2.8.2$Linux_X86_64 LibreOffice_project/420m0$Build-2</meta:generator>
    <meta:document-statistic meta:object-count="31"/>
  </office:meta>
</office:document-meta>
</file>